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MS Sans Serif" svg:font-family="'MS Sans Serif'" style:font-family-generic="roman" style:font-pitch="variable"/>
    <style:font-face style:name="Tahoma1" svg:font-family="Tahoma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1.264cm" fo:margin-left="-0.106cm" fo:margin-top="0cm" fo:margin-bottom="0cm" table:align="left"/>
    </style:style>
    <style:style style:name="Таблица2.A" style:family="table-column">
      <style:table-column-properties style:column-width="0.854cm"/>
    </style:style>
    <style:style style:name="Таблица2.B" style:family="table-column">
      <style:table-column-properties style:column-width="0.801cm"/>
    </style:style>
    <style:style style:name="Таблица2.G" style:family="table-column">
      <style:table-column-properties style:column-width="0.799cm"/>
    </style:style>
    <style:style style:name="Таблица2.N" style:family="table-column">
      <style:table-column-properties style:column-width="0.803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H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N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c1b82" officeooo:paragraph-rsid="000c1b82"/>
    </style:style>
    <style:style style:name="P2" style:family="paragraph" style:parent-style-name="Standard">
      <style:paragraph-properties fo:line-height="150%" fo:text-align="start" style:justify-single-word="false"/>
      <style:text-properties officeooo:rsid="00136d61" officeooo:paragraph-rsid="00136d61"/>
    </style:style>
    <style:style style:name="P3" style:family="paragraph" style:parent-style-name="Standard">
      <style:paragraph-properties fo:line-height="150%" fo:text-align="start" style:justify-single-word="false"/>
      <style:text-properties officeooo:paragraph-rsid="0010762e"/>
    </style:style>
    <style:style style:name="P4" style:family="paragraph" style:parent-style-name="Standard">
      <style:paragraph-properties fo:line-height="150%" fo:text-align="start" style:justify-single-word="false"/>
      <style:text-properties fo:language="ru" fo:country="RU" officeooo:rsid="00186d9a" officeooo:paragraph-rsid="00186d9a"/>
    </style:style>
    <style:style style:name="P5" style:family="paragraph" style:parent-style-name="Standard">
      <style:paragraph-properties fo:line-height="150%" fo:text-align="start" style:justify-single-word="false"/>
      <style:text-properties fo:language="ru" fo:country="RU" officeooo:rsid="001b98ac" officeooo:paragraph-rsid="0067bc54"/>
    </style:style>
    <style:style style:name="P6" style:family="paragraph" style:parent-style-name="Standard">
      <style:paragraph-properties fo:line-height="150%" fo:text-align="start" style:justify-single-word="false"/>
      <style:text-properties fo:language="uk" fo:country="UA" officeooo:rsid="000ce9be" officeooo:paragraph-rsid="006b9698"/>
    </style:style>
    <style:style style:name="P7" style:family="paragraph" style:parent-style-name="Standard">
      <style:paragraph-properties fo:line-height="150%" fo:text-align="start" style:justify-single-word="false"/>
      <style:text-properties fo:language="uk" fo:country="UA" officeooo:rsid="0024354d" officeooo:paragraph-rsid="006b9698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size="9pt" officeooo:paragraph-rsid="006b9698" style:font-size-asian="9pt" style:font-size-complex="9pt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font-size="9pt" fo:font-weight="bold" officeooo:paragraph-rsid="006b9698" style:font-size-asian="9pt" style:font-weight-asian="bold" style:font-size-complex="9pt"/>
    </style:style>
    <style:style style:name="P10" style:family="paragraph" style:parent-style-name="Standard">
      <style:paragraph-properties fo:margin-top="0.201cm" fo:margin-bottom="0.201cm" style:contextual-spacing="false" fo:line-height="150%"/>
      <style:text-properties officeooo:rsid="002bb561" officeooo:paragraph-rsid="00752ac8"/>
    </style:style>
    <style:style style:name="P11" style:family="paragraph" style:parent-style-name="Standard">
      <style:paragraph-properties fo:margin-top="0.201cm" fo:margin-bottom="0.201cm" style:contextual-spacing="false" fo:line-height="150%"/>
      <style:text-properties officeooo:rsid="002bb561" officeooo:paragraph-rsid="00330623"/>
    </style:style>
    <style:style style:name="P12" style:family="paragraph" style:parent-style-name="Standard">
      <style:paragraph-properties fo:margin-top="0.201cm" fo:margin-bottom="0.201cm" style:contextual-spacing="false" fo:line-height="150%"/>
      <style:text-properties officeooo:rsid="00450e26" officeooo:paragraph-rsid="008117aa"/>
    </style:style>
    <style:style style:name="P13" style:family="paragraph" style:parent-style-name="Standard">
      <style:paragraph-properties fo:margin-top="0.201cm" fo:margin-bottom="0.201cm" style:contextual-spacing="false" fo:line-height="150%"/>
      <style:text-properties officeooo:rsid="004a15e1" officeooo:paragraph-rsid="004a15e1"/>
    </style:style>
    <style:style style:name="P14" style:family="paragraph" style:parent-style-name="Standard">
      <style:paragraph-properties fo:margin-top="0.201cm" fo:margin-bottom="0.201cm" style:contextual-spacing="false" fo:line-height="150%"/>
      <style:text-properties officeooo:rsid="004f5fb7" officeooo:paragraph-rsid="004f5fb7"/>
    </style:style>
    <style:style style:name="P15" style:family="paragraph" style:parent-style-name="Standard">
      <style:paragraph-properties fo:margin-top="0.201cm" fo:margin-bottom="0.201cm" style:contextual-spacing="false" fo:line-height="150%"/>
      <style:text-properties officeooo:rsid="00517d10" officeooo:paragraph-rsid="0053fa9a"/>
    </style:style>
    <style:style style:name="P16" style:family="paragraph" style:parent-style-name="Standard">
      <style:paragraph-properties fo:margin-top="0.201cm" fo:margin-bottom="0.201cm" style:contextual-spacing="false" fo:line-height="150%"/>
      <style:text-properties officeooo:rsid="0055401a" officeooo:paragraph-rsid="0055401a"/>
    </style:style>
    <style:style style:name="P17" style:family="paragraph" style:parent-style-name="Standard">
      <style:paragraph-properties fo:margin-top="0.201cm" fo:margin-bottom="0.201cm" style:contextual-spacing="false" fo:line-height="150%"/>
      <style:text-properties officeooo:rsid="00356204" officeooo:paragraph-rsid="00385d90"/>
    </style:style>
    <style:style style:name="P18" style:family="paragraph" style:parent-style-name="Standard">
      <style:paragraph-properties fo:margin-top="0.201cm" fo:margin-bottom="0.201cm" style:contextual-spacing="false" fo:line-height="150%"/>
      <style:text-properties officeooo:rsid="00356204" officeooo:paragraph-rsid="005af61d"/>
    </style:style>
    <style:style style:name="P19" style:family="paragraph" style:parent-style-name="Standard">
      <style:paragraph-properties fo:margin-top="0.201cm" fo:margin-bottom="0.201cm" style:contextual-spacing="false" fo:line-height="150%"/>
      <style:text-properties fo:language="ru" fo:country="RU" officeooo:rsid="005c4790" officeooo:paragraph-rsid="005e779d"/>
    </style:style>
    <style:style style:name="P20" style:family="paragraph" style:parent-style-name="Standard">
      <style:paragraph-properties fo:margin-top="0.201cm" fo:margin-bottom="0.201cm" style:contextual-spacing="false" fo:line-height="150%"/>
      <style:text-properties fo:language="ru" fo:country="RU" officeooo:rsid="005c4790" officeooo:paragraph-rsid="00625916"/>
    </style:style>
    <style:style style:name="P21" style:family="paragraph" style:parent-style-name="Standard">
      <style:paragraph-properties fo:margin-top="0.201cm" fo:margin-bottom="0.201cm" style:contextual-spacing="false" fo:line-height="150%"/>
      <style:text-properties fo:language="ru" fo:country="RU" officeooo:rsid="005c4790" officeooo:paragraph-rsid="007bdc2e"/>
    </style:style>
    <style:style style:name="P22" style:family="paragraph" style:parent-style-name="Standard">
      <style:paragraph-properties fo:margin-top="0.201cm" fo:margin-bottom="0.201cm" style:contextual-spacing="false" fo:line-height="150%"/>
      <style:text-properties fo:language="ru" fo:country="RU" officeooo:rsid="00642f14" officeooo:paragraph-rsid="00642f14"/>
    </style:style>
    <style:style style:name="P23" style:family="paragraph" style:parent-style-name="Standard">
      <style:paragraph-properties fo:margin-top="0.201cm" fo:margin-bottom="0.201cm" style:contextual-spacing="false" fo:line-height="150%"/>
      <style:text-properties fo:language="ru" fo:country="RU" officeooo:rsid="000fbca1" officeooo:paragraph-rsid="003b88d1"/>
    </style:style>
    <style:style style:name="P24" style:family="paragraph" style:parent-style-name="Standard">
      <style:paragraph-properties fo:margin-top="0.201cm" fo:margin-bottom="0.201cm" style:contextual-spacing="false" fo:line-height="150%"/>
      <style:text-properties officeooo:paragraph-rsid="004bf682"/>
    </style:style>
    <style:style style:name="P25" style:family="paragraph" style:parent-style-name="Standard">
      <style:paragraph-properties fo:margin-top="0.201cm" fo:margin-bottom="0.201cm" style:contextual-spacing="false" fo:line-height="150%"/>
      <style:text-properties fo:language="uk" fo:country="UA" officeooo:rsid="007935b1" officeooo:paragraph-rsid="007935b1"/>
    </style:style>
    <style:style style:name="P26" style:family="paragraph" style:parent-style-name="Standard">
      <style:paragraph-properties fo:margin-top="0.201cm" fo:margin-bottom="0.201cm" style:contextual-spacing="false" fo:line-height="150%"/>
      <style:text-properties fo:language="uk" fo:country="UA" officeooo:rsid="007a1113" officeooo:paragraph-rsid="007a111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e4cdc"/>
    </style:style>
    <style:style style:name="T3" style:family="text">
      <style:text-properties fo:language="ru" fo:country="RU" officeooo:rsid="000fbca1"/>
    </style:style>
    <style:style style:name="T4" style:family="text">
      <style:text-properties fo:language="ru" fo:country="RU" officeooo:rsid="0010762e"/>
    </style:style>
    <style:style style:name="T5" style:family="text">
      <style:text-properties fo:language="ru" fo:country="RU" officeooo:rsid="001274ca"/>
    </style:style>
    <style:style style:name="T6" style:family="text">
      <style:text-properties fo:language="ru" fo:country="RU" officeooo:rsid="0014ea82"/>
    </style:style>
    <style:style style:name="T7" style:family="text">
      <style:text-properties fo:language="ru" fo:country="RU" officeooo:rsid="00167620"/>
    </style:style>
    <style:style style:name="T8" style:family="text">
      <style:text-properties fo:language="ru" fo:country="RU" officeooo:rsid="001b98ac"/>
    </style:style>
    <style:style style:name="T9" style:family="text">
      <style:text-properties fo:language="ru" fo:country="RU" officeooo:rsid="001e20c3"/>
    </style:style>
    <style:style style:name="T10" style:family="text">
      <style:text-properties fo:language="ru" fo:country="RU" fo:font-weight="bold" officeooo:rsid="001e20c3" style:font-weight-asian="bold"/>
    </style:style>
    <style:style style:name="T11" style:family="text">
      <style:text-properties fo:language="ru" fo:country="RU" officeooo:rsid="003c0afd"/>
    </style:style>
    <style:style style:name="T12" style:family="text">
      <style:text-properties fo:language="ru" fo:country="RU" officeooo:rsid="003dd993"/>
    </style:style>
    <style:style style:name="T13" style:family="text">
      <style:text-properties fo:language="ru" fo:country="RU" officeooo:rsid="003fc1dd"/>
    </style:style>
    <style:style style:name="T14" style:family="text">
      <style:text-properties fo:language="ru" fo:country="RU" officeooo:rsid="00414739"/>
    </style:style>
    <style:style style:name="T15" style:family="text">
      <style:text-properties fo:language="ru" fo:country="RU" officeooo:rsid="006b9698"/>
    </style:style>
    <style:style style:name="T16" style:family="text">
      <style:text-properties fo:language="ru" fo:country="RU" officeooo:rsid="001da6db"/>
    </style:style>
    <style:style style:name="T17" style:family="text">
      <style:text-properties officeooo:rsid="001d0796"/>
    </style:style>
    <style:style style:name="T18" style:family="text">
      <style:text-properties officeooo:rsid="001e20c3"/>
    </style:style>
    <style:style style:name="T19" style:family="text">
      <style:text-properties officeooo:rsid="001f234c"/>
    </style:style>
    <style:style style:name="T20" style:family="text">
      <style:text-properties fo:font-weight="bold" style:font-weight-asian="bold"/>
    </style:style>
    <style:style style:name="T21" style:family="text">
      <style:text-properties officeooo:rsid="0024b23b"/>
    </style:style>
    <style:style style:name="T22" style:family="text">
      <style:text-properties officeooo:rsid="002557d0"/>
    </style:style>
    <style:style style:name="T23" style:family="text">
      <style:text-properties officeooo:rsid="00268474"/>
    </style:style>
    <style:style style:name="T24" style:family="text">
      <style:text-properties officeooo:rsid="002a7883"/>
    </style:style>
    <style:style style:name="T25" style:family="text">
      <style:text-properties officeooo:rsid="002c2ecc"/>
    </style:style>
    <style:style style:name="T26" style:family="text">
      <style:text-properties officeooo:rsid="002c9984"/>
    </style:style>
    <style:style style:name="T27" style:family="text">
      <style:text-properties officeooo:rsid="002e21c2"/>
    </style:style>
    <style:style style:name="T28" style:family="text">
      <style:text-properties officeooo:rsid="002ec0fb"/>
    </style:style>
    <style:style style:name="T29" style:family="text">
      <style:text-properties officeooo:rsid="0031ab8f"/>
    </style:style>
    <style:style style:name="T30" style:family="text">
      <style:text-properties officeooo:rsid="00331992"/>
    </style:style>
    <style:style style:name="T31" style:family="text">
      <style:text-properties officeooo:rsid="00336e37"/>
    </style:style>
    <style:style style:name="T32" style:family="text">
      <style:text-properties officeooo:rsid="00359a87"/>
    </style:style>
    <style:style style:name="T33" style:family="text">
      <style:text-properties officeooo:rsid="00373545"/>
    </style:style>
    <style:style style:name="T34" style:family="text">
      <style:text-properties officeooo:rsid="00385d90"/>
    </style:style>
    <style:style style:name="T35" style:family="text">
      <style:text-properties officeooo:rsid="003a9f39"/>
    </style:style>
    <style:style style:name="T36" style:family="text">
      <style:text-properties officeooo:rsid="003b83d7"/>
    </style:style>
    <style:style style:name="T37" style:family="text">
      <style:text-properties officeooo:rsid="003b88d1"/>
    </style:style>
    <style:style style:name="T38" style:family="text">
      <style:text-properties officeooo:rsid="0040809a"/>
    </style:style>
    <style:style style:name="T39" style:family="text">
      <style:text-properties fo:language="uk" fo:country="UA" officeooo:rsid="00414739"/>
    </style:style>
    <style:style style:name="T40" style:family="text">
      <style:text-properties fo:language="uk" fo:country="UA" officeooo:rsid="00625916"/>
    </style:style>
    <style:style style:name="T41" style:family="text">
      <style:text-properties officeooo:rsid="00433f33"/>
    </style:style>
    <style:style style:name="T42" style:family="text">
      <style:text-properties officeooo:rsid="00463ef8"/>
    </style:style>
    <style:style style:name="T43" style:family="text">
      <style:text-properties style:text-outline="false" style:text-line-through-style="none" style:text-line-through-type="none" style:font-name="Tahoma1" fo:font-size="9.5pt" fo:font-style="normal" fo:text-shadow="none" style:text-underline-style="none" fo:font-weight="normal" officeooo:rsid="002c9984" style:font-size-asian="9.5pt" style:font-style-asian="normal" style:font-weight-asian="normal" style:font-weight-complex="normal" style:text-emphasize="none"/>
    </style:style>
    <style:style style:name="T44" style:family="text">
      <style:text-properties officeooo:rsid="002bb561"/>
    </style:style>
    <style:style style:name="T45" style:family="text">
      <style:text-properties fo:font-weight="normal" officeooo:rsid="002c9984" style:font-weight-asian="normal" style:font-weight-complex="normal"/>
    </style:style>
    <style:style style:name="T46" style:family="text">
      <style:text-properties fo:color="#000000" loext:opacity="100%" style:text-outline="false" style:text-line-through-style="none" style:text-line-through-type="none" style:font-name="MS Sans Serif" fo:font-size="9.5pt" fo:font-style="normal" fo:text-shadow="none" style:text-underline-style="none" fo:font-weight="normal" officeooo:rsid="00433f33" style:font-size-asian="9.5pt" style:font-style-asian="normal" style:font-weight-asian="normal" style:text-emphasize="none"/>
    </style:style>
    <style:style style:name="T47" style:family="text">
      <style:text-properties officeooo:rsid="00501393"/>
    </style:style>
    <style:style style:name="T48" style:family="text">
      <style:text-properties officeooo:rsid="0053fa9a"/>
    </style:style>
    <style:style style:name="T49" style:family="text">
      <style:text-properties officeooo:rsid="005575da"/>
    </style:style>
    <style:style style:name="T50" style:family="text">
      <style:text-properties officeooo:rsid="0057c09b"/>
    </style:style>
    <style:style style:name="T51" style:family="text">
      <style:text-properties officeooo:rsid="005866d7"/>
    </style:style>
    <style:style style:name="T52" style:family="text">
      <style:text-properties officeooo:rsid="00590cdb"/>
    </style:style>
    <style:style style:name="T53" style:family="text">
      <style:text-properties officeooo:rsid="005af61d"/>
    </style:style>
    <style:style style:name="T54" style:family="text">
      <style:text-properties officeooo:rsid="005cd6f8"/>
    </style:style>
    <style:style style:name="T55" style:family="text">
      <style:text-properties officeooo:rsid="005d6a7b"/>
    </style:style>
    <style:style style:name="T56" style:family="text">
      <style:text-properties officeooo:rsid="005e779d"/>
    </style:style>
    <style:style style:name="T57" style:family="text">
      <style:text-properties officeooo:rsid="006072d7"/>
    </style:style>
    <style:style style:name="T58" style:family="text">
      <style:text-properties officeooo:rsid="00666924"/>
    </style:style>
    <style:style style:name="T59" style:family="text">
      <style:text-properties officeooo:rsid="0067bc54"/>
    </style:style>
    <style:style style:name="T60" style:family="text">
      <style:text-properties officeooo:rsid="006b4b19"/>
    </style:style>
    <style:style style:name="T61" style:family="text">
      <style:text-properties officeooo:rsid="006b9698"/>
    </style:style>
    <style:style style:name="T62" style:family="text">
      <style:text-properties officeooo:rsid="001da6db"/>
    </style:style>
    <style:style style:name="T63" style:family="text">
      <style:text-properties officeooo:rsid="006d3635"/>
    </style:style>
    <style:style style:name="T64" style:family="text">
      <style:text-properties officeooo:rsid="0073a2f6"/>
    </style:style>
    <style:style style:name="T65" style:family="text">
      <style:text-properties officeooo:rsid="00752ac8"/>
    </style:style>
    <style:style style:name="T66" style:family="text">
      <style:text-properties officeooo:rsid="007bdc2e"/>
    </style:style>
    <style:style style:name="T67" style:family="text">
      <style:text-properties officeooo:rsid="007dd5fa"/>
    </style:style>
    <style:style style:name="T68" style:family="text">
      <style:text-properties officeooo:rsid="007ec44a"/>
    </style:style>
    <style:style style:name="T69" style:family="text">
      <style:text-properties style:text-underline-style="solid" style:text-underline-width="auto" style:text-underline-color="font-color" officeooo:rsid="002a7883"/>
    </style:style>
    <style:style style:name="T70" style:family="text">
      <style:text-properties officeooo:rsid="0080b9e2"/>
    </style:style>
    <style:style style:name="T71" style:family="text">
      <style:text-properties officeooo:rsid="008117aa"/>
    </style:style>
    <style:style style:name="T72" style:family="text">
      <style:text-properties officeooo:rsid="008216dd"/>
    </style:style>
    <style:style style:name="T73" style:family="text">
      <style:text-properties officeooo:rsid="008225c4"/>
    </style:style>
    <style:style style:name="T74" style:family="text">
      <style:text-properties officeooo:rsid="0083ba60"/>
    </style:style>
    <style:style style:name="T75" style:family="text">
      <style:text-properties officeooo:rsid="008566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кции</text:p>
      <text:p text:style-name="P1"/>
      <text:p text:style-name="P6">1. <text:span text:style-name="T62">В Справочник “</text:span><text:span text:style-name="T16">Коэффициенты сезонности по месяцам</text:span><text:span text:style-name="T62">” </text:span><text:span text:style-name="T16">добавить </text:span><text:span text:style-name="T9">столбцы</text:span><text:span text:style-name="T16"> «</text:span><text:span text:style-name="T19">З</text:span><text:span text:style-name="T16">аказ на производство»</text:span><text:span text:style-name="T9"> и «</text:span><text:span text:style-name="T19">В</text:span><text:span text:style-name="T9">ыход с производства»</text:span><text:span text:style-name="T18"> </text:span><text:span text:style-name="T19">по дням недели</text:span><text:span text:style-name="T18"> </text:span><text:span text:style-name="T9">с понедельника по воскресенье.</text:span></text:p>
      <table:table table:name="Таблица2" table:style-name="Таблица2">
        <table:table-column table:style-name="Таблица2.A"/>
        <table:table-column table:style-name="Таблица2.B" table:number-columns-repeated="5"/>
        <table:table-column table:style-name="Таблица2.G"/>
        <table:table-column table:style-name="Таблица2.B" table:number-columns-repeated="6"/>
        <table:table-column table:style-name="Таблица2.N"/>
        <table:table-row table:style-name="Таблица2.1">
          <table:table-cell table:style-name="Таблица2.A1" table:number-columns-spanned="7" office:value-type="string">
            <text:p text:style-name="P8"><text:span text:style-name="T10">З</text:span><text:span text:style-name="T20">аказ на производство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H1" table:number-columns-spanned="7" office:value-type="string">
            <text:p text:style-name="P9">Выход с производ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2" office:value-type="string">
            <text:p text:style-name="P9">Пн</text:p>
          </table:table-cell>
          <table:table-cell table:style-name="Таблица2.A2" office:value-type="string">
            <text:p text:style-name="P9">Вт</text:p>
          </table:table-cell>
          <table:table-cell table:style-name="Таблица2.A2" office:value-type="string">
            <text:p text:style-name="P9">Ср</text:p>
          </table:table-cell>
          <table:table-cell table:style-name="Таблица2.A2" office:value-type="string">
            <text:p text:style-name="P9">Чт</text:p>
          </table:table-cell>
          <table:table-cell table:style-name="Таблица2.A2" office:value-type="string">
            <text:p text:style-name="P9">Пт</text:p>
          </table:table-cell>
          <table:table-cell table:style-name="Таблица2.A2" office:value-type="string">
            <text:p text:style-name="P9">Сб</text:p>
          </table:table-cell>
          <table:table-cell table:style-name="Таблица2.A2" office:value-type="string">
            <text:p text:style-name="P9">Вс</text:p>
          </table:table-cell>
          <table:table-cell table:style-name="Таблица2.A2" office:value-type="string">
            <text:p text:style-name="P9">Пн</text:p>
          </table:table-cell>
          <table:table-cell table:style-name="Таблица2.A2" office:value-type="string">
            <text:p text:style-name="P9">Вт</text:p>
          </table:table-cell>
          <table:table-cell table:style-name="Таблица2.A2" office:value-type="string">
            <text:p text:style-name="P9">Ср</text:p>
          </table:table-cell>
          <table:table-cell table:style-name="Таблица2.A2" office:value-type="string">
            <text:p text:style-name="P9">Чт</text:p>
          </table:table-cell>
          <table:table-cell table:style-name="Таблица2.A2" office:value-type="string">
            <text:p text:style-name="P9">Пт</text:p>
          </table:table-cell>
          <table:table-cell table:style-name="Таблица2.A2" office:value-type="string">
            <text:p text:style-name="P9">Сб</text:p>
          </table:table-cell>
          <table:table-cell table:style-name="Таблица2.N2" office:value-type="string">
            <text:p text:style-name="P9">Вс</text:p>
          </table:table-cell>
        </table:table-row>
      </table:table>
      <text:p text:style-name="P7">* Заложить правило: если указана единичка, тогда <text:span text:style-name="T21">в этот день есть возможность заказать товар либо ожидается выход товара с производства. Если пусто или </text:span><text:span text:style-name="T22">не единичка, тогда </text:span><text:span text:style-name="T23">нет такой возможности</text:span><text:span text:style-name="T22">.</text:span></text:p>
      <text:p text:style-name="P6"><text:span text:style-name="T15">2. </text:span><text:span text:style-name="T1">В документе «Акция» </text:span><text:span text:style-name="T2">закладке «План отгрузки» добавить столбцы:</text:span></text:p>
      <text:p text:style-name="P3"><text:span text:style-name="T2">- «Дата </text:span><text:span text:style-name="T4">1</text:span><text:span text:style-name="T2">» и «Количество </text:span><text:span text:style-name="T4">1</text:span><text:span text:style-name="T2">», «</text:span><text:span text:style-name="T4">Дата 2</text:span><text:span text:style-name="T2">» </text:span><text:span text:style-name="T4">и «Количество 2», и так далее до </text:span><text:span text:style-name="T11">2</text:span><text:span text:style-name="T4">0-ти.</text:span></text:p>
      <text:p text:style-name="P3"><text:span text:style-name="T4">Где </text:span><text:span text:style-name="T3">«1» - это первая отгрузка акционного товара, «2» - вторая… «</text:span><text:span text:style-name="T11">2</text:span><text:span text:style-name="T5">0» - </text:span><text:span text:style-name="T12">двадцатая</text:span><text:span text:style-name="T5"> отгрузка.</text:span></text:p>
      <text:p text:style-name="P2"><text:span text:style-name="T6">* Д</text:span><text:span text:style-name="T1">оступ к редактированию предоставить автору документа и </text:span><text:span text:style-name="T7">сотруднику коммерческого отдела, который указан в шапке документа</text:span><text:span text:style-name="T1">.</text:span></text:p>
      <text:p text:style-name="P2"><text:span text:style-name="T1">* Добавить </text:span><text:span text:style-name="T7">коммерческий отдел</text:span><text:span text:style-name="T1"> в список согласующих — для контроля </text:span><text:span text:style-name="T6">условий и объемов акции </text:span><text:span text:style-name="T1">и внесения данных о плане отгрузки.</text:span></text:p>
      <text:p text:style-name="P2"><text:span text:style-name="T1">- «</text:span><text:span text:style-name="T8">Итого Количество</text:span><text:span text:style-name="T1">» - </text:span><text:span text:style-name="T8">сумма «Количество 1-</text:span><text:span text:style-name="T13">2</text:span><text:span text:style-name="T8">0»</text:span></text:p>
      <text:p text:style-name="P5">* Установить запрет на согласование документа сотрудником, который вносил изменения в «План отгрузки», <text:span text:style-name="T59">если</text:span> «Итого Количество» не равно «План макс. Вес» (1. Товары). <text:span text:style-name="T59">О</text:span><text:span text:style-name="T58">граничение не действует </text:span><text:span text:style-name="T59">е</text:span><text:span text:style-name="T58">сли данные не вносились.</text:span></text:p>
      <text:p text:style-name="P4"><text:span text:style-name="T61">3</text:span>. В документ «<text:span text:style-name="T17">Акция</text:span>» добавить закладку «<text:span text:style-name="T17">План производства</text:span>» - <text:span text:style-name="T69">подробно в эксель файле.</text:span><text:span text:style-name="T24"> </text:span><text:span text:style-name="T27">Данные рассчитывать </text:span><text:span text:style-name="T60">если документ</text:span><text:span text:style-name="T27"> «Согласован» </text:span><text:span text:style-name="T63">в момент изменения </text:span><text:span text:style-name="T70">статуса </text:span><text:span text:style-name="T63">на</text:span><text:span text:style-name="T60"> «Проведён» </text:span><text:span text:style-name="T27">(шапка документа «Акция»), </text:span><text:span text:style-name="T28">при условии что установлена галочка «% скидки».</text:span><text:span text:style-name="T27"> </text:span></text:p>
      <text:p text:style-name="P24"><text:span text:style-name="T44">4. </text:span><text:span text:style-name="T25">В документ «Заявка на производство (Ц</text:span><text:span text:style-name="T26">е</text:span><text:span text:style-name="T25">х)» </text:span><text:span text:style-name="T26">закладку «Строчная часть» добавить столбец «Прогноз заказ кг (Акция)» </text:span><text:span text:style-name="T45">(«</text:span><text:span text:style-name="T43">Количество заказа на производство»)</text:span><text:span text:style-name="T26"> </text:span><text:span text:style-name="T41">и «Вид товара (Акция)» («</text:span><text:span text:style-name="T46">Вид (примечание)</text:span><text:span text:style-name="T41">») </text:span><text:span text:style-name="T26">. </text:span><text:span text:style-name="T29">Данные подтягивать с</text:span><text:span text:style-name="T73">о всех</text:span><text:span text:style-name="T29"> документ</text:span><text:span text:style-name="T73">ов</text:span><text:span text:style-name="T29"> «Акция» закладки «План производства», </text:span><text:span text:style-name="T73">которые соответствуют условиям</text:span><text:span text:style-name="T29">:</text:span></text:p>
      <text:p text:style-name="P10">- <text:span text:style-name="T30">Дата </text:span><text:span text:style-name="T64">З</text:span><text:span text:style-name="T30">аявки </text:span><text:span text:style-name="T64">на производство </text:span><text:span text:style-name="T30">равна дате </text:span><text:span text:style-name="T64">З</text:span><text:span text:style-name="T30">аказа </text:span><text:span text:style-name="T64">на производство </text:span><text:span text:style-name="T65">(1-20) </text:span></text:p>
      <text:p text:style-name="P11">- <text:span text:style-name="T30">Дата </text:span><text:span text:style-name="T64">З</text:span><text:span text:style-name="T30">аявки в пределах «Даты согласования» акции и даты «Отгрузка по»</text:span></text:p>
      <text:p text:style-name="P11">- <text:span text:style-name="T31">Документ «Акция» согласован </text:span><text:span text:style-name="T38">и проведен</text:span><text:span text:style-name="T31">.</text:span></text:p>
      <text:p text:style-name="P12"><text:span text:style-name="T25">В документ «Заявка на производство (Ц</text:span><text:span text:style-name="T26">е</text:span><text:span text:style-name="T25">х)», </text:span><text:span text:style-name="T47">п</text:span><text:span text:style-name="T42">о акционным товарам, д</text:span>анные отображать в отдельной строке — сколько «Видов товара (Акция)», столько и дополнительных строк <text:s/>- <text:span text:style-name="T74">выделять другим цветом.</text:span> <text:span text:style-name="T71">Информацию со статистическими/прогнозными данными не дублировать. Заполнять </text:span><text:span text:style-name="T72">только</text:span><text:span text:style-name="T71"> новые «акционные» колонки. </text:span><text:span text:style-name="T72">В</text:span><text:span text:style-name="T71"> </text:span><text:span text:style-name="T75">колонку </text:span><text:span text:style-name="T71">«Заказ на </text:span><text:soft-page-break/><text:span text:style-name="T71">производство» автоматически подтягивать данные с </text:span><text:span text:style-name="T26">«Прогноз заказ кг (Акция)», </text:span><text:span text:style-name="T71">автоматически пересчитывать в куттера и заполнять «Заказ куттеров». </text:span></text:p>
      <text:p text:style-name="P13">В печатную форму информацию выводить общую по коду товара.</text:p>
      <text:p text:style-name="P14">В нижнюю часть документа (партии) также добавить столбец <text:span text:style-name="T41">«Вид товара (Акция)». </text:span><text:span text:style-name="T47">По акционным товарам создавать отдельные партии.</text:span></text:p>
      <text:p text:style-name="P15">Поле <text:span text:style-name="T41">«Вид товара (Акция)», </text:span>с привязкой к партии, добавить в <text:span text:style-name="T48">документ «Производство — смешивание» и</text:span> отчёт «Движение товара» (Отчёты тов.).</text:p>
      <text:p text:style-name="P16">Остатки <text:span text:style-name="T51">неупакованного товара </text:span>на Базе ГП и Цехе упаковки отображать в разрезе партий вышедших с производства. <text:s/><text:span text:style-name="T49">В </text:span>перемещении с Цеха упаковки на склад Реализации партия не указывается - <text:span text:style-name="T52">н</text:span><text:span text:style-name="T50">а складе Реализации партионный учёт не ведём.</text:span></text:p>
      <text:p text:style-name="P17">5. <text:span text:style-name="T25">В документ «Заявка на производство (Ц</text:span><text:span text:style-name="T26">е</text:span><text:span text:style-name="T25">х)» </text:span><text:span text:style-name="T26">закладку «Строчная часть» </text:span>разделить <text:span text:style-name="T26">столбц</text:span>ы<text:span text:style-name="T26"> «Прогноз заказ кг» </text:span>на «Прогноз заказ кг Факт Акция» (только <text:span text:style-name="T32">статистика на основании акционных отгрузок/заявок</text:span>) и «Прогноз заказ кг <text:span text:style-name="T33">Без Акции</text:span>» <text:span text:style-name="T33">(статистика без акционных отгрузок/заявок). </text:span><text:span text:style-name="T34">Столбец </text:span>«Прогноз заказ (куттер)» <text:span text:style-name="T34">аналогично.</text:span></text:p>
      <text:p text:style-name="P18"><text:span text:style-name="T35">6. </text:span><text:span text:style-name="T25">В документ «Заявка на производство (Ц</text:span><text:span text:style-name="T26">е</text:span><text:span text:style-name="T25">х)» </text:span><text:span text:style-name="T35">добавить отчёт «Акции», который будет отображать </text:span><text:span text:style-name="T36">информацию</text:span><text:span text:style-name="T35"> только по </text:span><text:span text:style-name="T53">акционным </text:span><text:span text:style-name="T35">позициям</text:span><text:span text:style-name="T26">. </text:span><text:span text:style-name="T37">В формате: Код товара, Товар, Ед. Изм, </text:span><text:span text:style-name="T41">Вид товара (Акция), </text:span><text:span text:style-name="T26">Прогноз заказ кг (Акция). </text:span><text:span text:style-name="T39">Источник </text:span><text:span text:style-name="T14">данных</text:span><text:span text:style-name="T39"> — текущая заявка.</text:span></text:p>
      <text:p text:style-name="P19">7. <text:span text:style-name="T54">В документе «Заявка на упаковку (остатки)» </text:span><text:span text:style-name="T55">разделить базу для распределения по видам упаковок </text:span><text:span text:style-name="T67">в соответствии с производств</text:span><text:span text:style-name="T68">ом</text:span><text:span text:style-name="T67"> </text:span><text:span text:style-name="T55">акционны</text:span><text:span text:style-name="T68">х</text:span><text:span text:style-name="T55"> и не акционные </text:span><text:span text:style-name="T68">партий </text:span><text:span text:style-name="T55">- </text:span><text:span text:style-name="T66">добавить</text:span><text:span text:style-name="T56"> соответствующие столбцы </text:span><text:span text:style-name="T66">и переименовать существующие</text:span><text:span text:style-name="T56">:</text:span></text:p>
      <text:p text:style-name="P21">- «<text:span text:style-name="T56">Ост. Нач. - не упакованный</text:span>» <text:span text:style-name="T66">переименовываем на</text:span> «<text:span text:style-name="T56">Ост. Нач. - не упакованный (</text:span><text:span text:style-name="T57">Без Акции</text:span><text:span text:style-name="T56">)» </text:span><text:span text:style-name="T66">и добавляем </text:span>«<text:span text:style-name="T56">Ост. Нач. - не упакованный (Акция)</text:span>».</text:p>
      <text:p text:style-name="P20">- <text:span text:style-name="T40">И аналогично </text:span>«***<text:span text:style-name="T40">П1 с УПАК факт (с Ост)</text:span>», «***<text:span text:style-name="T40">П1 с УПАК факт (с Цеха)</text:span>», «***<text:span text:style-name="T40">П2 с УПАК факт (с Ост)</text:span>», «***<text:span text:style-name="T40">П2 с УПАК факт (с Цеха)</text:span>».</text:p>
      <text:p text:style-name="P22">В «***ИТОГО с УПАК факт (П1+П2)» суммировать и акционные и не акционные колонки.</text:p>
      <text:p text:style-name="P25"><text:span text:style-name="T1">Акционные колонки по видам упаковок разбивать в соответствии с партиями.</text:span></text:p>
      <text:p text:style-name="P26"><text:span text:style-name="T1">По не акционным колонкам схема распределения не меняется.</text:span>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MS Sans Serif" svg:font-family="'MS Sans Serif'" style:font-family-generic="roman" style:font-pitch="variable"/>
    <style:font-face style:name="Tahoma1" svg:font-family="Tahoma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12T16:28:37.501000000</dc:date>
    <meta:editing-duration>PT17H21M30S</meta:editing-duration>
    <meta:editing-cycles>102</meta:editing-cycles>
    <meta:generator>LibreOffice/7.1.3.2$Windows_X86_64 LibreOffice_project/47f78053abe362b9384784d31a6e56f8511eb1c1</meta:generator>
    <meta:print-date>2021-07-12T14:40:58.708000000</meta:print-date>
    <meta:document-statistic meta:table-count="1" meta:image-count="0" meta:object-count="0" meta:page-count="2" meta:paragraph-count="44" meta:word-count="614" meta:character-count="4211" meta:non-whitespace-character-count="3632"/>
  </office:meta>
</office:document-meta>
</file>